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iê! Aqui é Solanja Cristina em mais Carpa na Farofa, podcast de cultura pop chinesa, sul-coreana e japonesa. E a dublagem, hein?!</text:p>
      <text:p text:style-name="Standard"/>
      <text:p text:style-name="Standard">Se ajeita aí, pega teu cafézinho e bora falar de como a voz certa pode mudar tudo — seja no Japão, na China, na Coreia ou até aqui no Brasil, onde a dublagem é mermim que forró em festa!<text:line-break/><text:line-break/>Ó, vou contar logo uma história que é pra vocês não caírem do jegue de surpresa: lá na China, no começo dos <text:span text:style-name="Strong_20_Emphasis">donghuas</text:span>, a dublagem era, no popular, <text:span text:style-name="Strong_20_Emphasis">uma lapada de ruim</text:span>. Não é querendo desmerecer, mas era como se eles tivessem botado qualquer um pra gravar.</text:p>
      <text:p text:style-name="Text_20_body">Era um negócio sem emoção, sem alma, parecia mais um Google Tradutor humano. Faltava aquele "gogó" que faz a gente sentir o que o personagem tá passando, sabe? Só que, com o tempo, os estúdios foram percebendo que <text:span text:style-name="Strong_20_Emphasis">dublar não é só ler texto</text:span>. É arte, é interpretação, é drama, é fazer a gente chorar ou rir só com a voz!</text:p>
      <text:p text:style-name="Text_20_body">Hoje, os <text:span text:style-name="Strong_20_Emphasis">donghuas</text:span> tão muito bem representados. Se você ouvir dubladores como <text:span text:style-name="Strong_20_Emphasis">Jiang Guangtao</text:span> (o cara que deu vida ao Wei Wuxian, de <text:span text:style-name="Emphasis">Mo Dao Zu Shi</text:span>), dá pra ver que os bichos aprenderam direitinho. Mas no começo? Ave Maria, era complicado, viu?</text:p>
      <text:p text:style-name="Text_20_body">Agora, lá no <text:span text:style-name="Strong_20_Emphasis">Japão</text:span>, meu povo, a coisa já era bem diferente. Desde o tempo das animações clássicas como <text:span text:style-name="Emphasis">Astro Boy</text:span> e <text:span text:style-name="Emphasis">Sailor Moon</text:span>, os <text:span text:style-name="Strong_20_Emphasis">seiyuus</text:span> (como eles chamam os dubladores) são tratados como celebridades! Oxe, tem dublador japonês que lota estádio pra dar autógrafo. Imagina a moral?</text:p>
      <text:p text:style-name="Text_20_body">Os japoneses entenderam cedo que a dublagem é tão importante quanto a animação. Você pode ter o anime mais bonito do mundo, mas se a voz não encaixar, ninguém compra a história. Lá, os dubladores têm que ser completos: sabem cantar, atuar e até fazer cenas de comédia só com a voz. É por isso que anime japonês tem aquele "quê" a mais.</text:p>
      <text:p text:style-name="Text_20_body">Já na <text:span text:style-name="Strong_20_Emphasis">Coreia do Sul</text:span>, os <text:span text:style-name="Strong_20_Emphasis">animesyeon</text:span> começaram mais discretos, mas logo pegaram o jeito. O pessoal lá tem uma pegada mais ocidental, então às vezes as dublagens são feitas com um tom mais natural, menos exagerado que o japonês. Não é tão icônico, mas funciona muito bem pras histórias deles, como <text:span text:style-name="Emphasis">The God of High School</text:span> e <text:span text:style-name="Emphasis">Tower of God</text:span>.</text:p>
      <text:p text:style-name="Text_20_body">Agora vamos falar de <text:span text:style-name="Strong_20_Emphasis">nóis</text:span>, né? Porque o Brasil, meu filho, é a terra onde até <text:span text:style-name="Strong_20_Emphasis">As Branquelas</text:span> virou clássico só por causa da dublagem. É sério! Aqui a dublagem não é só boa; é lendária. É coisa de transformar uma obra meia-boca em obra-prima!</text:p>
      <text:p text:style-name="Text_20_body">Quem aqui nunca assistiu <text:span text:style-name="Emphasis">Dragon Ball Z</text:span> com Goku gritando "Kamehamehaaaaaaa" em português e sentiu o coração vibrar? Ou riu horrores com as adaptações cômicas em <text:span text:style-name="Emphasis">Os Cavaleiros do Zodíaco</text:span>? Aqui, o que não funciona lá fora, a gente faz virar sucesso só no gogó.</text:p>
      <text:p text:style-name="Text_20_body">E por que isso é importante? Porque a <text:span text:style-name="Strong_20_Emphasis">dublagem aproxima</text:span>. Nem todo mundo quer ou pode assistir tudo no áudio original, e uma boa dublagem faz com que a gente se conecte com a história, entenda os dramas, ria das piadas. É quase uma ponte entre culturas!</text:p>
      <text:p text:style-name="Text_20_body">Ó, presta atenção aqui: a dublagem é a alma das animações, dos filmes, de tudo! É ela que faz as pessoas se apaixonarem pelos personagens, que dá emoção nas cenas e que leva a obra pra lugares onde o idioma original nem é falado.</text:p>
      <text:p text:style-name="Text_20_body">Os estúdios asiáticos demoraram pra entender isso. A China, por exemplo, só começou a dar valor de uns tempos pra cá. Mas hoje, com dubladores top e estúdios bem equipados, os <text:span text:style-name="Strong_20_Emphasis">donghuas</text:span> tão chegando com tudo.</text:p>
      <text:p text:style-name="Text_20_body"><text:soft-page-break/>No Japão, os <text:span text:style-name="Strong_20_Emphasis">seiyuus</text:span> são tão essenciais quanto o próprio anime. E na Coreia, a mistura de influências tá ajudando a criar um estilo próprio.</text:p>
      <text:p text:style-name="Text_20_body">E o Brasil, meu povo, continua sendo a casa da dublagem campeã. A gente pega qualquer coisa e transforma. Se isso não é arte, eu não sei o que é!</text:p>
      <text:p text:style-name="Text_20_body">Eita que esse papo foi bom, viu? Espero que vocês tenham entendido como a dublagem é importante pra levar as animações do outro lado do mundo direto pro nosso coração nordestino.</text:p>
      <text:p text:style-name="Text_20_body">Semana que vem, a gente vai falar sobre as músicas dos animes, donghuas e animesyeon. Quem nunca pulou ouvindo abertura de <text:span text:style-name="Emphasis">Dragon Ball</text:span> ou chorou com as músicas de <text:span text:style-name="Emphasis">Your Name</text:span>? Pois é disso que vamos tratar.</text:p>
      <text:p text:style-name="Text_20_body">Agora vou ali comer uma farofa com carne do sol porque ninguém é de ferro, né? Até a próxima, meu povo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nivia Timbó</meta:initial-creator>
    <meta:creation-date>2024-12-09T14:20:40.743175153</meta:creation-date>
    <meta:generator>LibreOffice/24.8.3.2$Linux_X86_64 LibreOffice_project/480$Build-2</meta:generator>
    <dc:date>2024-12-09T14:39:52.356390206</dc:date>
    <dc:creator>Tanivia Timbó</dc:creator>
    <meta:editing-duration>PT19M12S</meta:editing-duration>
    <meta:editing-cycles>1</meta:editing-cycles>
    <meta:document-statistic meta:table-count="0" meta:image-count="0" meta:object-count="0" meta:page-count="2" meta:paragraph-count="17" meta:word-count="744" meta:character-count="4036" meta:non-whitespace-character-count="3307"/>
  </office:meta>
</office:document-meta>
</file>